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1.849cm"/>
    </style:style>
    <style:style style:name="Tabla3.C" style:family="table-column">
      <style:table-column-properties style:column-width="14.642cm"/>
    </style:style>
    <style:style style:name="Tabla3.D" style:family="table-column">
      <style:table-column-properties style:column-width="1.203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8pt" fo:letter-spacing="-0.012cm" fo:font-style="normal" fo:font-weight="normal" style:font-size-asian="7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3e773" style:font-size-asian="10pt" style:font-size-complex="10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style:font-size-asian="10pt" style:font-name-complex="Lucida Sans" style:font-size-complex="10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3f3a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4pt" style:font-size-asian="14pt" style:font-size-complex="14pt"/>
    </style:style>
    <style:style style:name="P33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letter-spacing="-0.007cm" fo:font-weight="bold" style:font-weight-asian="bold" style:font-weight-complex="bold"/>
    </style:style>
    <style:style style:name="T6" style:family="text">
      <style:text-properties fo:color="#221f1f" style:text-position="-5% 100%" fo:letter-spacing="-0.007cm" fo:font-weight="bold" officeooo:rsid="0024f1fa" style:font-weight-asian="bold" style:font-weight-complex="bold"/>
    </style:style>
    <style:style style:name="T7" style:family="text">
      <style:text-properties fo:color="#221f1f" style:text-position="-5% 100%" fo:letter-spacing="-0.007cm" fo:font-weight="normal" style:font-weight-asian="normal" style:font-weight-complex="normal"/>
    </style:style>
    <style:style style:name="T8" style:family="text">
      <style:text-properties fo:color="#221f1f"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9" style:family="text">
      <style:text-properties fo:color="#221f1f"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10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2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fo:font-weight="normal" style:font-weight-asian="normal" style:font-weight-complex="normal"/>
    </style:style>
    <style:style style:name="T14" style:family="text">
      <style:text-properties fo:color="#221f1f" style:text-position="-5% 100%" fo:letter-spacing="0.004cm" fo:font-weight="normal" style:font-weight-asian="normal" style:font-weight-complex="normal"/>
    </style:style>
    <style:style style:name="T15" style:family="text">
      <style:text-properties fo:color="#221f1f" style:text-position="-5% 100%" fo:font-size="9pt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fo:letter-spacing="-0.007cm" fo:font-style="normal" style:font-style-asian="normal" style:font-style-complex="normal"/>
    </style:style>
    <style:style style:name="T19" style:family="text">
      <style:text-properties fo:color="#221f1f" fo:font-size="8pt" fo:letter-spacing="-0.007cm" style:font-size-asian="8pt" style:font-size-complex="8pt"/>
    </style:style>
    <style:style style:name="T20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21" style:family="text">
      <style:text-properties fo:color="#221f1f" fo:font-size="8pt" fo:letter-spacing="-0.018cm" style:font-size-asian="8pt" style:font-size-complex="8pt"/>
    </style:style>
    <style:style style:name="T22" style:family="text">
      <style:text-properties fo:color="#000000" style:text-position="-5% 100%" fo:letter-spacing="0.004cm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24" style:family="text">
      <style:text-properties fo:color="#000000" style:text-position="-5% 100%" fo:letter-spacing="0.004cm" fo:font-style="normal" fo:font-weight="normal" officeooo:rsid="0041e80e" style:font-style-asian="normal" style:font-weight-asian="normal" style:font-style-complex="normal" style:font-weight-complex="normal"/>
    </style:style>
    <style:style style:name="T25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-5% 100%" fo:letter-spacing="0.004cm" style:text-underline-style="none" officeooo:rsid="0048ba0b"/>
    </style:style>
    <style:style style:name="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0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1" style:family="text">
      <style:text-properties fo:color="#000000" style:text-position="-5% 100%" fo:font-size="6pt" fo:letter-spacing="0.004cm" fo:font-style="normal" style:font-size-asian="6pt" style:font-style-asian="normal" style:font-size-complex="6pt" style:font-style-complex="normal"/>
    </style:style>
    <style:style style:name="T32" style:family="text">
      <style:text-properties fo:color="#000000" style:text-position="-5% 100%" fo:font-size="6pt" fo:letter-spacing="0.004cm" fo:font-style="normal" officeooo:rsid="00376780" style:font-size-asian="6pt" style:font-style-asian="normal" style:font-size-complex="6pt" style:font-style-complex="normal"/>
    </style:style>
    <style:style style:name="T33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4" style:family="text">
      <style:text-properties fo:color="#000000" style:text-position="-5% 100%" fo:font-size="6pt" fo:letter-spacing="0.004cm" fo:font-style="normal" style:text-underline-style="none" fo:font-weight="normal" officeooo:rsid="0041e80e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38" style:family="text">
      <style:text-properties fo:color="#000000" fo:font-size="6pt" fo:letter-spacing="0.004cm" style:font-size-asian="6pt" style:font-size-complex="6pt"/>
    </style:style>
    <style:style style:name="T39" style:family="text">
      <style:text-properties fo:color="#000000" fo:font-size="6pt" fo:letter-spacing="0.004cm" officeooo:rsid="00246271" style:font-size-asian="6pt" style:font-size-complex="6pt"/>
    </style:style>
    <style:style style:name="T40" style:family="text">
      <style:text-properties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5" style:family="text">
      <style:text-properties officeooo:rsid="003f3abf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4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officeooo:rsid="0020f754"/>
    </style:style>
    <style:style style:name="T51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2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22"><text:span text:style-name="T35"><text:text-input text:description="&lt;if test=&quot;o.internal&quot;&gt;">int?</text:text-input></text:span><text:text-input text:description="&lt;line.product_id.description_picking&gt;">prod interno</text:text-input><text:span text:style-name="T33"><text:text-input text:description="&lt;/if&gt;">/if</text:text-input></text:span><text:span text:style-name="T33"><text:text-input text:description="&lt;if test=&quot;not o.internal&quot;&gt;">!int?</text:text-input></text:span><text:text-input text:description="&lt;line.client_description&gt;">prod normal</text:text-input><text:span text:style-name="T33"><text:text-input text:description="&lt;/if&gt;">/if</text:text-input></text:span><text:span text:style-name="T52"><text:text-input text:description="&lt;if test=&quot;line.lot_id.name&quot;&gt;">lot</text:text-input></text:span>-<text:span text:style-name="T49"> </text:span><text:span text:style-name="T48"><text:text-input text:description="&lt;&quot;Lote %s %s&quot; % (line.lot_id.name or &quot;&quot;, line.lot_id.get_attributes(line.product_id,o.internal) or &quot;&quot;)&gt;">Lote 00036 (Colada=5132)</text:text-input></text:span><text:span text:style-name="T51"><text:text-input text:description="&lt;/if&gt;">/if</text:text-input></text:span></text:p>
          </table:table-cell>
          <table:table-cell table:style-name="Tabla3.A2" office:value-type="string">
            <text:p text:style-name="P28"><text:span text:style-name="T23"><text:text-input text:description="&lt;if test=&quot;o.internal&quot;&gt;">?</text:text-input></text:span><text:span text:style-name="T50"><text:text-input text:description="&lt;formatLang(line.product_weight*line.qty_done)&gt;">999,99</text:text-input></text:span><text:span text:style-name="T23"><text:text-input text:description="&lt;/if&gt;">/</text:text-input></text:span></text:p>
            <text:p text:style-name="P25"><text:span text:style-name="T25"><text:text-input text:description="&lt;if test=&quot;not o.internal&quot;&gt;">!?</text:text-input></text:span><text:span text:style-name="T24"><text:text-input text:description="&lt;line.boxes&gt;">bx</text:text-input></text:span><text:span text:style-name="T26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295cm"/>
    </style:style>
    <style:style style:name="Tabla5.D" style:family="table-column">
      <style:table-column-properties style:column-width="7.805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155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191cm"/>
    </style:style>
    <style:style style:name="Tabla7" style:family="table">
      <style:table-properties style:width="18.801cm" fo:margin-left="1.101cm" fo:margin-top="0cm" fo:margin-bottom="0cm" table:align="left"/>
    </style:style>
    <style:style style:name="Tabla7.A" style:family="table-column">
      <style:table-column-properties style:column-width="1.108cm"/>
    </style:style>
    <style:style style:name="Tabla7.B" style:family="table-column">
      <style:table-column-properties style:column-width="12.7cm"/>
    </style:style>
    <style:style style:name="Tabla7.C" style:family="table-column">
      <style:table-column-properties style:column-width="4.994cm"/>
    </style:style>
    <style:style style:name="Tabla7.1" style:family="table-row">
      <style:table-row-properties style:min-row-height="0.496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1.909cm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1.849cm"/>
    </style:style>
    <style:style style:name="Tabla2.C" style:family="table-column">
      <style:table-column-properties style:column-width="14.642cm"/>
    </style:style>
    <style:style style:name="Tabla2.D" style:family="table-column">
      <style:table-column-properties style:column-width="1.203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01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3.507cm"/>
    </style:style>
    <style:style style:name="Tabla6.B" style:family="table-column">
      <style:table-column-properties style:column-width="15.295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3e773" style:font-size-asian="10pt" style:font-size-complex="10pt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style:font-size-asian="10pt" style:font-name-complex="Lucida Sans" style:font-size-complex="10pt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style:font-size-asian="10pt" style:font-size-complex="10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3f3a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8pt" fo:letter-spacing="-0.012cm" fo:font-style="normal" fo:font-weight="normal" style:font-size-asian="7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2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27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color="#221f1f" style:text-position="-5% 100%" fo:letter-spacing="-0.007cm" fo:font-weight="bold" style:font-weight-asian="bold" style:font-weight-complex="bold"/>
    </style:style>
    <style:style style:name="MT5" style:family="text">
      <style:text-properties fo:color="#221f1f"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fo:color="#221f1f" style:text-position="-5% 100%" fo:letter-spacing="-0.007cm" fo:font-weight="bold" officeooo:rsid="0024f1fa" style:font-weight-asian="bold" style:font-weight-complex="bold"/>
    </style:style>
    <style:style style:name="MT7" style:family="text">
      <style:text-properties fo:color="#221f1f"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8" style:family="text">
      <style:text-properties fo:color="#000000" style:text-position="-5% 100%" fo:letter-spacing="0.004cm" fo:font-style="normal" fo:font-weight="normal" style:font-style-asian="normal" style:font-weight-asian="normal" style:font-style-complex="normal" style:font-weight-complex="normal"/>
    </style:style>
    <style:style style:name="MT9" style:family="text">
      <style:text-properties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221f1f" style:font-name="Lucida Sans" fo:letter-spacing="-0.012cm" style:font-name-complex="Lucida Sans"/>
    </style:style>
    <style:style style:name="MT1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5" style:family="text">
      <style:text-properties fo:color="#221f1f" style:text-position="-5% 100%" fo:letter-spacing="-0.007cm" fo:font-weight="normal" style:font-weight-asian="normal" style:font-weight-complex="normal"/>
    </style:style>
    <style:style style:name="MT16" style:family="text">
      <style:text-properties fo:color="#221f1f" style:text-position="-5% 100%" fo:font-weight="normal" style:font-weight-asian="normal" style:font-weight-complex="normal"/>
    </style:style>
    <style:style style:name="MT17" style:family="text">
      <style:text-properties fo:color="#221f1f" style:text-position="-5% 100%" fo:letter-spacing="0.004cm" fo:font-weight="normal" style:font-weight-asian="normal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000000" fo:font-size="6pt" fo:letter-spacing="0.004cm" style:font-size-asian="6pt" style:font-size-complex="6pt"/>
    </style:style>
    <style:style style:name="MT20" style:family="text">
      <style:text-properties officeooo:rsid="003f3abf"/>
    </style:style>
    <style:style style:name="MT21" style:family="text">
      <style:text-properties fo:color="#000000" fo:font-size="6pt" fo:letter-spacing="0.004cm" officeooo:rsid="00246271" style:font-size-asian="6pt" style:font-size-complex="6pt"/>
    </style:style>
    <style:style style:name="MT22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3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fo:font-weight="bold" style:font-weight-asian="bold" style:font-weight-complex="bold"/>
    </style:style>
    <style:style style:name="MT25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6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27" style:family="text">
      <style:text-properties fo:color="#000000" style:text-position="-5% 100%" fo:letter-spacing="0.004cm" style:text-underline-style="none" officeooo:rsid="0048ba0b"/>
    </style:style>
    <style:style style:name="MT28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29" style:family="text">
      <style:text-properties fo:color="#221f1f" fo:letter-spacing="-0.007cm" fo:font-style="normal" style:font-style-asian="normal" style:font-style-complex="normal"/>
    </style:style>
    <style:style style:name="MT30" style:family="text">
      <style:text-properties fo:font-weight="normal" style:font-weight-asian="normal" style:font-weight-complex="normal"/>
    </style:style>
    <style:style style:name="MT31" style:family="text">
      <style:text-properties fo:color="#221f1f" fo:font-size="8pt" fo:letter-spacing="-0.007cm" style:font-size-asian="8pt" style:font-size-complex="8pt"/>
    </style:style>
    <style:style style:name="MT32" style:family="text">
      <style:text-properties fo:color="#000000" style:text-position="-5% 100%" fo:font-size="6pt" fo:letter-spacing="0.004cm" fo:font-style="normal" officeooo:rsid="00376780" style:font-size-asian="6pt" style:font-style-asian="normal" style:font-size-complex="6pt" style:font-style-complex="normal"/>
    </style:style>
    <style:style style:name="MT33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4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5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MT36" style:family="text">
      <style:text-properties fo:color="#221f1f" fo:font-size="8pt" fo:letter-spacing="-0.018cm" style:font-size-asian="8pt" style:font-size-complex="8pt"/>
    </style:style>
    <style:style style:name="MT37" style:family="text">
      <style:text-properties fo:color="#000000" style:text-position="-5% 100%" fo:font-size="6pt" fo:letter-spacing="0.004cm" fo:font-style="normal" style:font-size-asian="6pt" style:font-style-asian="normal" style:font-size-complex="6pt" style:font-style-complex="normal"/>
    </style:style>
    <style:style style:name="MT38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5"> </text:span><text:span text:style-name="MT6">Interno</text:span><text:span text:style-name="MT7"><text:text-input text:description="&lt;/if&gt;">/if</text:text-input></text:span><text:span text:style-name="MT4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><text:text-input text:description="&lt;if test=&quot;o.internal&quot;&gt;">int?</text:text-input></text:p>
              <text:p text:style-name="MP14"><text:span text:style-name="MT8">Sr./es.: </text:span><text:span text:style-name="MT9"><text:text-input text:description="&lt;o.location_dest_id.get_warehouse().name&gt;">nombre tercero</text:text-input></text:span></text:p>
              <text:p text:style-name="MP14"><text:span text:style-name="MT10">Direcci</text:span><text:span text:style-name="MT11">ó</text:span><text:span text:style-name="MT10">n: </text:span><text:span text:style-name="MT12"><text:placeholder text:placeholder-type="text">&lt;partner_address(o.location_dest_id.get_warehouse().partner_id)&gt;</text:placeholder></text:span></text:p>
              <text:p text:style-name="MP12"><text:text-input text:description="&lt;/if&gt;">/if</text:text-input></text:p>
              <text:p text:style-name="MP12"><text:text-input text:description="&lt;if test=&quot;not o.internal&quot;&gt;">!int?</text:text-input></text:p>
              <text:p text:style-name="MP15"><text:span text:style-name="MT3">Cliente</text:span><text:span text:style-name="MT2">:</text:span><text:span text:style-name="MT13"> </text:span><text:span text:style-name="MT14"><text:placeholder text:placeholder-type="text">&lt;o.partner_id.commercial_partner_id.name&gt;</text:placeholder></text:span></text:p>
              <text:p text:style-name="MP16"><text:span text:style-name="MT15">Dirección</text:span><text:span text:style-name="MT16">:</text:span><text:span text:style-name="MT17"> </text:span><text:span text:style-name="MT18"><text:placeholder text:placeholder-type="text">&lt;partner_address(o.partner_id)&gt;</text:placeholder></text:span></text:p>
              <text:p text:style-name="MP12"><text:text-input text:description="&lt;/if&gt;">/if</text:text-input></text:p>
              <text:p text:style-name="MP17"/>
              <text:p text:style-name="MP18"><text:span text:style-name="MT19"><text:text-input text:description="&lt;if test=&quot;not o.internal&quot;&gt;">!int?</text:text-input></text:span><text:span text:style-name="MT20"><text:text-input text:description="&lt;o.client_order_ref&gt;">OC: 00010</text:text-input></text:span><text:span text:style-name="MT21"><text:text-input text:description="&lt;/if&gt;">/if</text:text-input></text:span></text:p>
              <text:p text:style-name="MP17"/>
              <text:p text:style-name="MP17"/>
            </table:table-cell>
            <table:table-cell table:style-name="Tabla7.A1" office:value-type="string">
              <text:p text:style-name="MP13"><text:span text:style-name="MT22">IVA: </text:span><text:span text:style-name="MT23"><text:placeholder text:placeholder-type="text">&lt;o.partner_id.commercial_partner_id.afip_responsability_type_id.name&gt;</text:placeholder></text:span></text:p>
              <text:p text:style-name="MP19"/>
              <text:p text:style-name="MP20">CUIT: <text:span text:style-name="MT24"><text:placeholder text:placeholder-type="text">&lt;o.partner_id.commercial_partner_id.main_id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1"/>
            </table:table-cell>
            <table:table-cell table:style-name="Tabla2.A1" office:value-type="string">
              <text:p text:style-name="MP21">Cant</text:p>
            </table:table-cell>
            <table:table-cell table:style-name="Tabla2.A1" office:value-type="string">
              <text:p text:style-name="MP21">Descripción / Lote</text:p>
            </table:table-cell>
            <table:table-cell table:style-name="Tabla2.D1" office:value-type="string">
              <text:p text:style-name="MP22"><text:span text:style-name="MT25"><text:text-input text:description="&lt;if test=&quot;o.internal&quot;&gt;">?</text:text-input></text:span>Kg<text:span text:style-name="MT25"><text:text-input text:description="&lt;/if&gt;">/</text:text-input></text:span><text:span text:style-name="MT26"><text:text-input text:description="&lt;if test=&quot;not o.internal&quot;&gt;">!
?</text:text-input></text:span><text:span text:style-name="MT27">CAJAS</text:span><text:span text:style-name="MT28"><text:text-input text:description="&lt;/if&gt;">/</text:text-input></text:span></text:p>
            </table:table-cell>
          </table:table-row>
        </table:table>
        <text:p text:style-name="MP23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24"/>
            </table:table-cell>
            <table:table-cell table:style-name="Tabla6.A1" office:value-type="string">
              <text:p text:style-name="MP25"><text:span text:style-name="MT29">OBSERVACIONES</text:span>: <text:s text:c="2"/><text:span text:style-name="MT30">Bultos: </text:span><text:span text:style-name="MT31"><text:text-input text:description="&lt;o.number_of_packages&gt;">10</text:text-input></text:span><text:span text:style-name="MT31"> <text:s/></text:span><text:span text:style-name="MT32"><text:text-input text:description="&lt;if test=&quot;print_commercial&quot;&gt;">if</text:text-input></text:span><text:span text:style-name="MT33"> - </text:span><text:span text:style-name="MT34">Comercial</text:span><text:span text:style-name="MT35">:</text:span><text:span text:style-name="MT36"> </text:span><text:span text:style-name="MT37"><text:text-input text:description="&lt;/if&gt;">&lt;/if&gt;</text:text-input></text:span><text:span text:style-name="MT38"> </text:span><text:span text:style-name="MT34">Doc. Origen</text:span><text:span text:style-name="MT39">: </text:span><text:span text:style-name="MT34"><text:text-input text:description="&lt;o.origin&gt;">R1231231 - R1231321</text:text-input></text:span></text:p>
              <text:p text:style-name="MP26"><text:placeholder text:placeholder-type="text">&lt;o.observations&gt;</text:placeholder></text:p>
              <text:p text:style-name="MP27"/>
              <text:p text:style-name="MP27"/>
              <text:p text:style-name="MP27"/>
              <text:p text:style-name="MP27"/>
              <text:p text:style-name="MP28"/>
            </table:table-cell>
          </table:table-row>
        </table:table>
        <text:p text:style-name="MP2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5T18:42:35.876140608</dc:date>
    <meta:editing-duration>P3DT5H44M24S</meta:editing-duration>
    <meta:editing-cycles>480</meta:editing-cycles>
    <meta:generator>LibreOffice/5.1.6.2$Linux_X86_64 LibreOffice_project/10m0$Build-2</meta:generator>
    <meta:document-statistic meta:table-count="5" meta:image-count="0" meta:object-count="0" meta:page-count="1" meta:paragraph-count="26" meta:word-count="167" meta:character-count="749" meta:non-whitespace-character-count="711"/>
  </office:meta>
</office:document-meta>
</file>